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TML - Phrase Tags</text:h>
      <text:p text:style-name="Text_20_body">The phrase tags have been desicolgned for specific purposes, though they are displayed in a similar way as other basic tags like <text:span text:style-name="T1">&lt;b&gt;, &lt;i&gt;, &lt;pre&gt;</text:span>, and <text:span text:style-name="T1">&lt;tt&gt;</text:span>, you have seen in previous chapter. This chapter will take you through all the important phrase tags, so let's start seeing them one by one.</text:p>
      <text:h text:style-name="Heading_20_2" text:outline-level="2">Emphasized Text</text:h>
      <text:p text:style-name="Text_20_body">Anything that appears within <text:span text:style-name="T1">&lt;em&gt;...&lt;/em&gt;</text:span> element is displayed as emphasized text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/>
      <text:p text:style-name="Preformatted_20_Text"><text:s text:c="3"/>&lt;head&gt;</text:p>
      <text:p text:style-name="Preformatted_20_Text"><text:s text:c="6"/>&lt;title&gt;Emphasized Text Example&lt;/title&gt;</text:p>
      <text:p text:style-name="Preformatted_20_Text"><text:s text:c="3"/>&lt;/head&gt;</text:p>
      <text:p text:style-name="Preformatted_20_Text"><text:s text:c="8"/></text:p>
      <text:p text:style-name="Preformatted_20_Text"><text:s text:c="3"/>&lt;body&gt;</text:p>
      <text:p text:style-name="Preformatted_20_Text"><text:s text:c="6"/>&lt;p&gt;The following word uses an &lt;em&gt;emphasized&lt;/em&gt; typeface.&lt;/p&gt;</text:p>
      <text:p text:style-name="Preformatted_20_Text"><text:s text:c="3"/>&lt;/body&gt;</text:p>
      <text:p text:style-name="Preformatted_20_Text"><text:s text:c="8"/></text:p>
      <text:p text:style-name="P1">&lt;/html&gt;</text:p>
      <text:h text:style-name="Heading_20_2" text:outline-level="2">Marked Text</text:h>
      <text:p text:style-name="Text_20_body">Anything that appears with-in <text:span text:style-name="T1">&lt;mark&gt;...&lt;/mark&gt;</text:span> element, is displayed as marked with yellow ink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/>
      <text:p text:style-name="Preformatted_20_Text"><text:s text:c="3"/>&lt;head&gt;</text:p>
      <text:p text:style-name="Preformatted_20_Text"><text:s text:c="6"/>&lt;title&gt;Marked Text Example&lt;/title&gt;</text:p>
      <text:p text:style-name="Preformatted_20_Text"><text:s text:c="3"/>&lt;/head&gt;</text:p>
      <text:p text:style-name="Preformatted_20_Text"><text:s text:c="8"/></text:p>
      <text:p text:style-name="Preformatted_20_Text"><text:s text:c="3"/>&lt;body&gt;</text:p>
      <text:p text:style-name="Preformatted_20_Text"><text:s text:c="6"/>&lt;p&gt;The following word has been &lt;mark&gt;marked&lt;/mark&gt; with yellow&lt;/p&gt;</text:p>
      <text:p text:style-name="Preformatted_20_Text"><text:s text:c="3"/>&lt;/body&gt;</text:p>
      <text:p text:style-name="Preformatted_20_Text"><text:s text:c="8"/></text:p>
      <text:p text:style-name="P1">&lt;/html&gt;</text:p>
      <text:h text:style-name="Heading_20_2" text:outline-level="2">Strong Text</text:h>
      <text:p text:style-name="Text_20_body">Anything that appears within <text:span text:style-name="T1">&lt;strong&gt;...&lt;/strong&gt;</text:span> element is displayed as important text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/>
      <text:p text:style-name="Preformatted_20_Text"><text:s text:c="3"/>&lt;head&gt;</text:p>
      <text:p text:style-name="Preformatted_20_Text"><text:s text:c="6"/>&lt;title&gt;Strong Text Example&lt;/title&gt;</text:p>
      <text:p text:style-name="Preformatted_20_Text"><text:soft-page-break/><text:s text:c="3"/>&lt;/head&gt;</text:p>
      <text:p text:style-name="Preformatted_20_Text"><text:s text:c="8"/></text:p>
      <text:p text:style-name="Preformatted_20_Text"><text:s text:c="3"/>&lt;body&gt;</text:p>
      <text:p text:style-name="Preformatted_20_Text"><text:s text:c="6"/>&lt;p&gt;The following word uses a &lt;strong&gt;strong&lt;/strong&gt; typeface.&lt;/p&gt;</text:p>
      <text:p text:style-name="Preformatted_20_Text"><text:s text:c="3"/>&lt;/body&gt;</text:p>
      <text:p text:style-name="Preformatted_20_Text"><text:s text:c="8"/></text:p>
      <text:p text:style-name="P1">&lt;/html&gt;</text:p>
      <text:h text:style-name="Heading_20_2" text:outline-level="2">Text Abbreviation</text:h>
      <text:p text:style-name="Text_20_body">You can abbreviate a text by putting it inside opening &lt;abbr&gt; and closing &lt;/abbr&gt; tags. If present, the title attribute must contain this full description and nothing else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/>
      <text:p text:style-name="Preformatted_20_Text"><text:s text:c="3"/>&lt;head&gt;</text:p>
      <text:p text:style-name="Preformatted_20_Text"><text:s text:c="6"/>&lt;title&gt;Text Abbreviation&lt;/title&gt;</text:p>
      <text:p text:style-name="Preformatted_20_Text"><text:s text:c="3"/>&lt;/head&gt;</text:p>
      <text:p text:style-name="Preformatted_20_Text"><text:s text:c="8"/></text:p>
      <text:p text:style-name="Preformatted_20_Text"><text:s text:c="3"/>&lt;body&gt;</text:p>
      <text:p text:style-name="Preformatted_20_Text"><text:s text:c="6"/>&lt;p&gt;My best friend's name is <text:s/>&lt;abbr title = "Abhishek"&gt;Abhy&lt;/abbr&gt;.&lt;/p&gt;</text:p>
      <text:p text:style-name="Preformatted_20_Text"><text:s text:c="3"/>&lt;/body&gt;</text:p>
      <text:p text:style-name="Preformatted_20_Text"><text:s text:c="8"/></text:p>
      <text:p text:style-name="P1">&lt;/html&gt;</text:p>
      <text:h text:style-name="Heading_20_2" text:outline-level="2">Acronym Element</text:h>
      <text:p text:style-name="Text_20_body">The <text:span text:style-name="T1">&lt;acronym&gt;</text:span> element allows you to indicate that the text between &lt;acronym&gt; and &lt;/acronym&gt; tags is an acronym.</text:p>
      <text:p text:style-name="Text_20_body">At present, the major browsers do not change the appearance of the content of the &lt;acronym&gt; element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/>
      <text:p text:style-name="Preformatted_20_Text"><text:s text:c="3"/>&lt;head&gt;</text:p>
      <text:p text:style-name="Preformatted_20_Text"><text:s text:c="6"/>&lt;title&gt;Acronym Example&lt;/title&gt;</text:p>
      <text:p text:style-name="Preformatted_20_Text"><text:s text:c="3"/>&lt;/head&gt;</text:p>
      <text:p text:style-name="Preformatted_20_Text"><text:s text:c="8"/></text:p>
      <text:p text:style-name="Preformatted_20_Text"><text:s text:c="3"/>&lt;body&gt;</text:p>
      <text:p text:style-name="Preformatted_20_Text"><text:s text:c="6"/>&lt;p&gt;This chapter covers marking up text in &lt;acronym&gt;XHTML&lt;/acronym&gt;.&lt;/p&gt;</text:p>
      <text:p text:style-name="Preformatted_20_Text"><text:s text:c="3"/>&lt;/body&gt;</text:p>
      <text:p text:style-name="Preformatted_20_Text"><text:s text:c="8"/></text:p>
      <text:p text:style-name="P1">&lt;/html&gt;</text:p>
      <text:h text:style-name="Heading_20_2" text:outline-level="2">Text Direction</text:h>
      <text:p text:style-name="Text_20_body">The <text:span text:style-name="T1">&lt;bdo&gt;...&lt;/bdo&gt;</text:span> element stands for Bi-Directional Override and it is used to override the current text direction.</text:p>
      <text:h text:style-name="Heading_20_3" text:outline-level="3"><text:soft-page-break/>Example</text:h>
      <text:p text:style-name="Preformatted_20_Text">&lt;!DOCTYPE html&gt;</text:p>
      <text:p text:style-name="Preformatted_20_Text">&lt;html&gt;</text:p>
      <text:p text:style-name="Preformatted_20_Text"/>
      <text:p text:style-name="Preformatted_20_Text"><text:s text:c="3"/>&lt;head&gt;</text:p>
      <text:p text:style-name="Preformatted_20_Text"><text:s text:c="6"/>&lt;title&gt;Text Direction Example&lt;/title&gt;</text:p>
      <text:p text:style-name="Preformatted_20_Text"><text:s text:c="3"/>&lt;/head&gt;</text:p>
      <text:p text:style-name="Preformatted_20_Text"/>
      <text:p text:style-name="Preformatted_20_Text"><text:s text:c="3"/>&lt;body&gt;</text:p>
      <text:p text:style-name="Preformatted_20_Text"><text:s text:c="6"/>&lt;p&gt;This text will go left to right.&lt;/p&gt;</text:p>
      <text:p text:style-name="Preformatted_20_Text"><text:s text:c="6"/>&lt;p&gt;&lt;bdo dir = "rtl"&gt;This text will go right to left.&lt;/bdo&gt;&lt;/p&gt;</text:p>
      <text:p text:style-name="Preformatted_20_Text"><text:s text:c="3"/>&lt;/body&gt;</text:p>
      <text:p text:style-name="Preformatted_20_Text"/>
      <text:p text:style-name="P1">&lt;/html&gt;</text:p>
      <text:h text:style-name="Heading_20_2" text:outline-level="2">Special Terms</text:h>
      <text:p text:style-name="Text_20_body">The <text:span text:style-name="T1">&lt;dfn&gt;...&lt;/dfn&gt;</text:span> element (or HTML Definition Element) allows you to specify that you are introducing a special term. It's usage is similar to italic words in the midst of a paragraph.</text:p>
      <text:p text:style-name="Text_20_body">Typically, you would use the &lt;dfn&gt; element the first time you introduce a key term. Most recent browsers render the content of a &lt;dfn&gt; element in an italic font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/>
      <text:p text:style-name="Preformatted_20_Text"><text:s text:c="3"/>&lt;head&gt;</text:p>
      <text:p text:style-name="Preformatted_20_Text"><text:s text:c="6"/>&lt;title&gt;Special Terms Example&lt;/title&gt;</text:p>
      <text:p text:style-name="Preformatted_20_Text"><text:s text:c="3"/>&lt;/head&gt;</text:p>
      <text:p text:style-name="Preformatted_20_Text"><text:s text:c="8"/></text:p>
      <text:p text:style-name="Preformatted_20_Text"><text:s text:c="3"/>&lt;body&gt;</text:p>
      <text:p text:style-name="Preformatted_20_Text"><text:s text:c="6"/>&lt;p&gt;The following word is a &lt;dfn&gt;special&lt;/dfn&gt; term.&lt;/p&gt;</text:p>
      <text:p text:style-name="Preformatted_20_Text"><text:s text:c="3"/>&lt;/body&gt;</text:p>
      <text:p text:style-name="Preformatted_20_Text"><text:s text:c="8"/></text:p>
      <text:p text:style-name="P1">&lt;/html&gt;</text:p>
      <text:h text:style-name="Heading_20_2" text:outline-level="2">Quoting Text</text:h>
      <text:p text:style-name="Text_20_body">When you want to quote a passage from another source, you should put it in between <text:span text:style-name="T1">&lt;blockquote&gt;...&lt;/blockquote&gt;</text:span> tags.</text:p>
      <text:p text:style-name="Text_20_body">Text inside a &lt;blockquote&gt; element is usually indented from the left and right edges of the surrounding text, and sometimes uses an italicized font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/>
      <text:p text:style-name="Preformatted_20_Text"><text:s text:c="3"/>&lt;head&gt;</text:p>
      <text:p text:style-name="Preformatted_20_Text"><text:s text:c="6"/>&lt;title&gt;Blockquote Example&lt;/title&gt;</text:p>
      <text:p text:style-name="Preformatted_20_Text"><text:s text:c="3"/>&lt;/head&gt;</text:p>
      <text:p text:style-name="Preformatted_20_Text"><text:s text:c="8"/></text:p>
      <text:p text:style-name="Preformatted_20_Text"><text:s text:c="3"/>&lt;body&gt;</text:p>
      <text:p text:style-name="Preformatted_20_Text"><text:s text:c="6"/>&lt;p&gt;The following description of XHTML is taken from the W3C Web site:&lt;/p&gt;</text:p>
      <text:p text:style-name="Preformatted_20_Text"><text:soft-page-break/></text:p>
      <text:p text:style-name="Preformatted_20_Text"><text:s text:c="6"/>&lt;blockquote&gt;XHTML 1.0 is the W3C's first Recommendation for XHTML,following on </text:p>
      <text:p text:style-name="Preformatted_20_Text"><text:s text:c="9"/>from earlier work on HTML 4.01, HTML 4.0, HTML 3.2 and HTML 2.0.&lt;/blockquote&gt;</text:p>
      <text:p text:style-name="Preformatted_20_Text"><text:s text:c="3"/>&lt;/body&gt;</text:p>
      <text:p text:style-name="Preformatted_20_Text"><text:s text:c="8"/></text:p>
      <text:p text:style-name="P1">&lt;/html&gt;</text:p>
      <text:h text:style-name="Heading_20_2" text:outline-level="2">Short Quotations</text:h>
      <text:p text:style-name="Text_20_body">The <text:span text:style-name="T1">&lt;q&gt;...&lt;/q&gt;</text:span> element is used when you want to add a double quote within a sentence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/>
      <text:p text:style-name="Preformatted_20_Text"><text:s text:c="3"/>&lt;head&gt;</text:p>
      <text:p text:style-name="Preformatted_20_Text"><text:s text:c="6"/>&lt;title&gt;Double Quote Example&lt;/title&gt;</text:p>
      <text:p text:style-name="Preformatted_20_Text"><text:s text:c="3"/>&lt;/head&gt;</text:p>
      <text:p text:style-name="Preformatted_20_Text"><text:s text:c="8"/></text:p>
      <text:p text:style-name="Preformatted_20_Text"><text:s text:c="3"/>&lt;body&gt;</text:p>
      <text:p text:style-name="Preformatted_20_Text"><text:s text:c="6"/>&lt;p&gt;Amit is in Spain, &lt;q&gt;I think I am wrong&lt;/q&gt;.&lt;/p&gt;</text:p>
      <text:p text:style-name="Preformatted_20_Text"><text:s text:c="3"/>&lt;/body&gt;</text:p>
      <text:p text:style-name="Preformatted_20_Text"><text:s text:c="8"/></text:p>
      <text:p text:style-name="P1">&lt;/html&gt;</text:p>
      <text:h text:style-name="Heading_20_2" text:outline-level="2">Text Citations</text:h>
      <text:p text:style-name="Text_20_body">If you are quoting a text, you can indicate the source placing it between an opening <text:span text:style-name="T1">&lt;cite&gt;</text:span> tag and closing <text:span text:style-name="T1">&lt;/cite&gt;</text:span> tag</text:p>
      <text:p text:style-name="Text_20_body">As you would expect in a print publication, the content of the &lt;cite&gt; element is rendered in italicized text by default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><text:s text:c="3"/></text:p>
      <text:p text:style-name="Preformatted_20_Text"><text:s text:c="3"/>&lt;head&gt;</text:p>
      <text:p text:style-name="Preformatted_20_Text"><text:s text:c="6"/>&lt;title&gt;Citations Example&lt;/title&gt;</text:p>
      <text:p text:style-name="Preformatted_20_Text"><text:s text:c="3"/>&lt;/head&gt;</text:p>
      <text:p text:style-name="Preformatted_20_Text"><text:s text:c="3"/></text:p>
      <text:p text:style-name="Preformatted_20_Text"><text:s text:c="3"/>&lt;body&gt;</text:p>
      <text:p text:style-name="Preformatted_20_Text"><text:s text:c="6"/>&lt;p&gt;This HTML tutorial is derived from &lt;cite&gt;W3 Standard for HTML&lt;/cite&gt;.&lt;/p&gt;</text:p>
      <text:p text:style-name="Preformatted_20_Text"><text:s text:c="3"/>&lt;/body&gt;</text:p>
      <text:p text:style-name="Preformatted_20_Text"><text:s text:c="3"/></text:p>
      <text:p text:style-name="P1">&lt;/html&gt;</text:p>
      <text:h text:style-name="Heading_20_2" text:outline-level="2"><text:soft-page-break/>Computer Code</text:h>
      <text:p text:style-name="Text_20_body">Any programming code to appear on a Web page should be placed inside <text:span text:style-name="T1">&lt;code&gt;...&lt;/code&gt;</text:span> tags. Usually the content of the &lt;code&gt; element is presented in a monospaced font, just like the code in most programming books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><text:s text:c="3"/></text:p>
      <text:p text:style-name="Preformatted_20_Text"><text:s text:c="3"/>&lt;head&gt;</text:p>
      <text:p text:style-name="Preformatted_20_Text"><text:s text:c="6"/>&lt;title&gt;Computer Code Example&lt;/title&gt;</text:p>
      <text:p text:style-name="Preformatted_20_Text"><text:s text:c="3"/>&lt;/head&gt;</text:p>
      <text:p text:style-name="Preformatted_20_Text"><text:s text:c="3"/></text:p>
      <text:p text:style-name="Preformatted_20_Text"><text:s text:c="3"/>&lt;body&gt;</text:p>
      <text:p text:style-name="Preformatted_20_Text"><text:s text:c="6"/>&lt;p&gt;Regular text. &lt;code&gt;This is code.&lt;/code&gt; Regular text.&lt;/p&gt;</text:p>
      <text:p text:style-name="Preformatted_20_Text"><text:s text:c="3"/>&lt;/body&gt;</text:p>
      <text:p text:style-name="Preformatted_20_Text"><text:s text:c="3"/></text:p>
      <text:p text:style-name="P1">&lt;/html&gt;</text:p>
      <text:h text:style-name="Heading_20_2" text:outline-level="2">Keyboard Text</text:h>
      <text:p text:style-name="Text_20_body">When you are talking about computers, if you want to tell a reader to enter some text, you can use the <text:span text:style-name="T1">&lt;kbd&gt;...&lt;/kbd&gt;</text:span> element to indicate what should be typed in, as in this example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><text:s text:c="3"/></text:p>
      <text:p text:style-name="Preformatted_20_Text"><text:s text:c="3"/>&lt;head&gt;</text:p>
      <text:p text:style-name="Preformatted_20_Text"><text:s text:c="6"/>&lt;title&gt;Keyboard Text Example&lt;/title&gt;</text:p>
      <text:p text:style-name="Preformatted_20_Text"><text:s text:c="3"/>&lt;/head&gt;</text:p>
      <text:p text:style-name="Preformatted_20_Text"><text:s text:c="3"/></text:p>
      <text:p text:style-name="Preformatted_20_Text"><text:s text:c="3"/>&lt;body&gt;</text:p>
      <text:p text:style-name="Preformatted_20_Text"><text:s text:c="6"/>&lt;p&gt;Regular text. &lt;kbd&gt;This is inside kbd element&lt;/kbd&gt; Regular text.&lt;/p&gt;</text:p>
      <text:p text:style-name="Preformatted_20_Text"><text:s text:c="3"/>&lt;/body&gt;</text:p>
      <text:p text:style-name="Preformatted_20_Text"><text:s text:c="3"/></text:p>
      <text:p text:style-name="P1">&lt;/html&gt;</text:p>
      <text:h text:style-name="Heading_20_2" text:outline-level="2">Programming Variables</text:h>
      <text:p text:style-name="Text_20_body">This element is usually used in conjunction with the <text:span text:style-name="T1">&lt;pre&gt;</text:span> and <text:span text:style-name="T1">&lt;code&gt;</text:span> elements to indicate that the content of that element is a variable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><text:s text:c="3"/></text:p>
      <text:p text:style-name="Preformatted_20_Text"><text:s text:c="3"/>&lt;head&gt;</text:p>
      <text:p text:style-name="Preformatted_20_Text"><text:s text:c="6"/>&lt;title&gt;Variable Text Example&lt;/title&gt;</text:p>
      <text:p text:style-name="Preformatted_20_Text"><text:s text:c="3"/>&lt;/head&gt;</text:p>
      <text:p text:style-name="Preformatted_20_Text"><text:s text:c="3"/></text:p>
      <text:p text:style-name="Preformatted_20_Text"><text:s text:c="3"/>&lt;body&gt;</text:p>
      <text:p text:style-name="Preformatted_20_Text"><text:s text:c="6"/>&lt;p&gt;&lt;code&gt;document.write("&lt;var&gt;user-name&lt;/var&gt;")&lt;/code&gt;&lt;/p&gt;</text:p>
      <text:p text:style-name="Preformatted_20_Text"><text:soft-page-break/><text:s text:c="3"/>&lt;/body&gt;</text:p>
      <text:p text:style-name="Preformatted_20_Text"><text:s text:c="3"/></text:p>
      <text:p text:style-name="P1">&lt;/html&gt;</text:p>
      <text:h text:style-name="Heading_20_2" text:outline-level="2">Program Output</text:h>
      <text:p text:style-name="Text_20_body">The <text:span text:style-name="T1">&lt;samp&gt;...&lt;/samp&gt;</text:span> element indicates sample output from a program, and script etc. Again, it is mainly used when documenting programming or coding concepts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><text:s text:c="3"/></text:p>
      <text:p text:style-name="Preformatted_20_Text"><text:s text:c="3"/>&lt;head&gt;</text:p>
      <text:p text:style-name="Preformatted_20_Text"><text:s text:c="6"/>&lt;title&gt;Program Output Example&lt;/title&gt;</text:p>
      <text:p text:style-name="Preformatted_20_Text"><text:s text:c="3"/>&lt;/head&gt;</text:p>
      <text:p text:style-name="Preformatted_20_Text"><text:s text:c="3"/></text:p>
      <text:p text:style-name="Preformatted_20_Text"><text:s text:c="3"/>&lt;body&gt;</text:p>
      <text:p text:style-name="Preformatted_20_Text"><text:s text:c="6"/>&lt;p&gt;Result produced by the program is &lt;samp&gt;Hello World!&lt;/samp&gt;&lt;/p&gt;</text:p>
      <text:p text:style-name="Preformatted_20_Text"><text:s text:c="3"/>&lt;/body&gt;</text:p>
      <text:p text:style-name="Preformatted_20_Text"><text:s text:c="3"/></text:p>
      <text:p text:style-name="P1">&lt;/html&gt;</text:p>
      <text:h text:style-name="Heading_20_2" text:outline-level="2">Address Text</text:h>
      <text:p text:style-name="Text_20_body">The <text:span text:style-name="T1">&lt;address&gt;...&lt;/address&gt;</text:span> element is used to contain any address.</text:p>
      <text:h text:style-name="Heading_20_3" text:outline-level="3">Example</text:h>
      <text:p text:style-name="Preformatted_20_Text">&lt;!DOCTYPE html&gt;</text:p>
      <text:p text:style-name="Preformatted_20_Text">&lt;html&gt;</text:p>
      <text:p text:style-name="Preformatted_20_Text"><text:s text:c="3"/></text:p>
      <text:p text:style-name="Preformatted_20_Text"><text:s text:c="3"/>&lt;head&gt;</text:p>
      <text:p text:style-name="Preformatted_20_Text"><text:s text:c="6"/>&lt;title&gt;Address Example&lt;/title&gt;</text:p>
      <text:p text:style-name="Preformatted_20_Text"><text:s text:c="3"/>&lt;/head&gt;</text:p>
      <text:p text:style-name="Preformatted_20_Text"><text:s text:c="3"/></text:p>
      <text:p text:style-name="Preformatted_20_Text"><text:s text:c="3"/>&lt;body&gt;</text:p>
      <text:p text:style-name="Preformatted_20_Text"><text:s text:c="6"/>&lt;address&gt;388A, Road No 22, Jubilee Hills - <text:s/>Hyderabad&lt;/address&gt;</text:p>
      <text:p text:style-name="Preformatted_20_Text"><text:s text:c="3"/>&lt;/body&gt;</text:p>
      <text:p text:style-name="Preformatted_20_Text"><text:s text:c="3"/></text:p>
      <text:p text:style-name="P1">&lt;/html&gt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2T16:26:45.489278168</meta:creation-date>
    <dc:date>2024-01-22T16:28:42.694740688</dc:date>
    <meta:editing-duration>PT1M57S</meta:editing-duration>
    <meta:editing-cycles>1</meta:editing-cycles>
    <meta:document-statistic meta:table-count="0" meta:image-count="0" meta:object-count="0" meta:page-count="6" meta:paragraph-count="223" meta:word-count="813" meta:character-count="6144" meta:non-whitespace-character-count="4954"/>
    <meta:generator>LibreOffice/6.4.7.2$Linux_X86_64 LibreOffice_project/40$Build-2</meta:generator>
  </office:meta>
</office:document-meta>
</file>